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Calibri" fo:font-size="26pt" fo:font-weight="bold" fo:background-color="transparent" style:font-name-asian="Calibri" style:font-name-complex="Calibri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6pt" fo:font-weight="normal" fo:background-color="transparent" style:font-name-asian="Calibri" style:font-name-complex="Calibri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6pt" fo:font-weight="normal" officeooo:paragraph-rsid="001086ad" fo:background-color="transparent" style:font-name-asian="Calibri" style:font-name-complex="Calibri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T1" style:family="text">
      <style:text-properties officeooo:rsid="001086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tricciones no estructurales</text:p>
      <text:p text:style-name="P2">Grupo.Color={'AKA', 'AO'}</text:p>
      <text:p text:style-name="P2">Competencia.Tipo={'Individual', 'Equipos'}</text:p>
      <text:p text:style-name="P2">Competencia.Categoría={'12/13', '14/15', '16/17', 'Mayores'}</text:p>
      <text:p text:style-name="P2">Juzga.Puntaje={'0-0', '5.0-10.0'}</text:p>
      <text:p text:style-name="P3">Competidor.Sexo={'Masculino', 'Femenino', '<text:span text:style-name="T1">Otro</text:span>'}</text:p>
      <text:p text:style-name="P2">Kata= Lista oficial de Katas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2T20:04:26.846000000</dc:date>
    <meta:editing-duration>PT3M16S</meta:editing-duration>
    <meta:editing-cycles>1</meta:editing-cycles>
    <meta:document-statistic meta:table-count="0" meta:image-count="0" meta:object-count="0" meta:page-count="1" meta:paragraph-count="7" meta:word-count="21" meta:character-count="267" meta:non-whitespace-character-count="253"/>
    <meta:generator>LibreOffice/7.5.5.2$Windows_X86_64 LibreOffice_project/ca8fe7424262805f223b9a2334bc7181abbcbf5e</meta:generator>
  </office:meta>
</office:document-meta>
</file>